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Wire.h&gt;</text:p>
      <text:p text:style-name="Standard"/>
      <text:p text:style-name="Standard">long accelX, accelY, accelZ;</text:p>
      <text:p text:style-name="Standard">float gForceX, gForceY, gForceZ;</text:p>
      <text:p text:style-name="Standard">const int sensorPinTHUMB = A0;</text:p>
      <text:p text:style-name="Standard">const int sensorPinINDEX = A1;</text:p>
      <text:p text:style-name="Standard">const int sensorPinMIDDLE = A2;</text:p>
      <text:p text:style-name="Standard">const int sensorPinRING = A3;</text:p>
      <text:p text:style-name="Standard">const int sensorPinPINKEY = A6;</text:p>
      <text:p text:style-name="Standard">const int XSCL = A5;</text:p>
      <text:p text:style-name="Standard">const int XSDA = A4;</text:p>
      <text:p text:style-name="Standard">const int Vcc1 = 2;</text:p>
      <text:p text:style-name="Standard">const int Vcc2 = 13;</text:p>
      <text:p text:style-name="Standard"/>
      <text:p text:style-name="Standard">// variables:</text:p>
      <text:p text:style-name="Standard">int sensorValueTHUMB = 0;</text:p>
      <text:p text:style-name="Standard">int sensorValueINDEX = 0;</text:p>
      <text:p text:style-name="Standard">int sensorValueMIDDLE = 0;</text:p>
      <text:p text:style-name="Standard">int sensorValueRING = 0;</text:p>
      <text:p text:style-name="Standard">int sensorValuePINKEY = 0;</text:p>
      <text:p text:style-name="Standard"/>
      <text:p text:style-name="Standard">int sensorMinTHUMB = 1023;</text:p>
      <text:p text:style-name="Standard">int sensorMinINDEX = 1023;</text:p>
      <text:p text:style-name="Standard">int sensorMinMIDDLE = 1023;</text:p>
      <text:p text:style-name="Standard">int sensorMinRING = 1023;</text:p>
      <text:p text:style-name="Standard">int sensorMinPINKEY = 1023;</text:p>
      <text:p text:style-name="Standard"/>
      <text:p text:style-name="Standard">int sensorMaxTHUMB = 0;</text:p>
      <text:p text:style-name="Standard">int sensorMaxINDEX = 0;</text:p>
      <text:p text:style-name="Standard">int sensorMaxMIDDLE = 0;</text:p>
      <text:p text:style-name="Standard">int sensorMaxRING = 0;</text:p>
      <text:p text:style-name="Standard">int sensorMaxPINKEY = 0;</text:p>
      <text:p text:style-name="Standard"/>
      <text:p text:style-name="Standard">float palmAngle = 0.0,g;</text:p>
      <text:p text:style-name="Standard"/>
      <text:p text:style-name="Standard">//Contact Sensor Pins</text:p>
      <text:p text:style-name="Standard">int t = A7;</text:p>
      <text:p text:style-name="Standard">int i= 4;</text:p>
      <text:p text:style-name="Standard">int m= 5;</text:p>
      <text:p text:style-name="Standard">int r= 6;</text:p>
      <text:p text:style-name="Standard">int p= 7;</text:p>
      <text:p text:style-name="Standard">//Contact Sensor Data</text:p>
      <text:p text:style-name="Standard">int T = 0;</text:p>
      <text:p text:style-name="Standard">int I = 0;</text:p>
      <text:p text:style-name="Standard">int M = 0;</text:p>
      <text:p text:style-name="Standard">int R = 0;</text:p>
      <text:p text:style-name="Standard">int P = 0;</text:p>
      <text:p text:style-name="Standard"/>
      <text:p text:style-name="Standard">void setup() {</text:p>
      <text:p text:style-name="Standard"><text:s text:c="2"/>Serial.begin(9600);</text:p>
      <text:p text:style-name="Standard"><text:s text:c="2"/>Wire.begin();</text:p>
      <text:p text:style-name="Standard"><text:s text:c="2"/>//Serial.print ("1");</text:p>
      <text:p text:style-name="Standard"><text:soft-page-break/></text:p>
      <text:p text:style-name="Standard"><text:s text:c="2"/>pinMode(i, INPUT);</text:p>
      <text:p text:style-name="Standard"><text:s text:c="2"/>pinMode(m, INPUT);</text:p>
      <text:p text:style-name="Standard"><text:s text:c="2"/>pinMode(r, INPUT);</text:p>
      <text:p text:style-name="Standard"><text:s text:c="2"/>pinMode(p, INPUT);</text:p>
      <text:p text:style-name="Standard"/>
      <text:p text:style-name="Standard"><text:s text:c="2"/>pinMode(Vcc1,OUTPUT);</text:p>
      <text:p text:style-name="Standard"><text:s text:c="2"/>pinMode(Vcc2,OUTPUT);</text:p>
      <text:p text:style-name="Standard"><text:s text:c="2"/>digitalWrite(Vcc1,HIGH);</text:p>
      <text:p text:style-name="Standard"><text:s text:c="2"/>digitalWrite(Vcc2,HIGH);</text:p>
      <text:p text:style-name="Standard"><text:s text:c="2"/></text:p>
      <text:p text:style-name="Standard"><text:s text:c="2"/>setupMPU();</text:p>
      <text:p text:style-name="Standard"/>
      <text:p text:style-name="Standard"><text:s text:c="2"/>// calibrate during the first five seconds </text:p>
      <text:p text:style-name="Standard"><text:s text:c="2"/>while (millis() &lt; 5000) {</text:p>
      <text:p text:style-name="Standard"><text:s text:c="6"/>sensorValueTHUMB = analogRead(sensorPinTHUMB);</text:p>
      <text:p text:style-name="Standard"><text:s text:c="6"/>sensorValueINDEX = analogRead(sensorPinINDEX);</text:p>
      <text:p text:style-name="Standard"><text:s text:c="6"/>sensorValueMIDDLE = analogRead(sensorPinMIDDLE);</text:p>
      <text:p text:style-name="Standard"><text:s text:c="6"/>sensorValueRING = analogRead(sensorPinRING);</text:p>
      <text:p text:style-name="Standard"><text:s text:c="6"/>sensorValuePINKEY = analogRead(sensorPinPINKEY);</text:p>
      <text:p text:style-name="Standard">//--------------------------------------------------</text:p>
      <text:p text:style-name="Standard"><text:s text:c="4"/>// record the maximum sensor value</text:p>
      <text:p text:style-name="Standard"><text:s text:c="4"/>if (sensorValueTHUMB &gt; sensorMaxTHUMB) {</text:p>
      <text:p text:style-name="Standard"><text:s text:c="6"/>sensorMaxTHUMB = sensorValueTHUMB;</text:p>
      <text:p text:style-name="Standard"><text:s text:c="4"/>}</text:p>
      <text:p text:style-name="Standard"><text:s text:c="7"/>// record the maximum sensor value</text:p>
      <text:p text:style-name="Standard"><text:s text:c="4"/>if (sensorValueINDEX &gt; sensorMaxINDEX) {</text:p>
      <text:p text:style-name="Standard"><text:s text:c="6"/>sensorMaxINDEX = sensorValueINDEX;</text:p>
      <text:p text:style-name="Standard"><text:s text:c="4"/>}</text:p>
      <text:p text:style-name="Standard"><text:s text:c="3"/>// record the maximum sensor value</text:p>
      <text:p text:style-name="Standard"><text:s text:c="4"/>if (sensorValueMIDDLE &gt; sensorMaxMIDDLE) {</text:p>
      <text:p text:style-name="Standard"><text:s text:c="6"/>sensorMaxMIDDLE = sensorValueMIDDLE;</text:p>
      <text:p text:style-name="Standard"><text:s text:c="4"/>}</text:p>
      <text:p text:style-name="Standard"><text:s text:c="4"/>// record the maximum sensor value</text:p>
      <text:p text:style-name="Standard"><text:s text:c="4"/>if (sensorValueRING &gt; sensorMaxRING) {</text:p>
      <text:p text:style-name="Standard"><text:s text:c="6"/>sensorMaxRING = sensorValueRING;</text:p>
      <text:p text:style-name="Standard"><text:s text:c="4"/>}</text:p>
      <text:p text:style-name="Standard"><text:s text:c="4"/>// record the minimum sensor value</text:p>
      <text:p text:style-name="Standard"><text:s text:c="4"/>if (sensorValueRING &lt; sensorMinRING) {</text:p>
      <text:p text:style-name="Standard"><text:s text:c="6"/>sensorMinRING = sensorValueRING;</text:p>
      <text:p text:style-name="Standard"><text:s text:c="4"/>}</text:p>
      <text:p text:style-name="Standard"><text:s text:c="5"/>// record the maximum sensor value</text:p>
      <text:p text:style-name="Standard"><text:s text:c="4"/>if (sensorValuePINKEY &gt; sensorMaxPINKEY) {</text:p>
      <text:p text:style-name="Standard"><text:s text:c="6"/>sensorMaxPINKEY = sensorValuePINKEY;</text:p>
      <text:p text:style-name="Standard"><text:s text:c="4"/>}</text:p>
      <text:p text:style-name="Standard"><text:s text:c="4"/>//--------------------------------------------------------</text:p>
      <text:p text:style-name="Standard"/>
      <text:p text:style-name="Standard"><text:s text:c="4"/>// record the minimum sensor value</text:p>
      <text:p text:style-name="Standard"><text:s text:c="4"/>if (sensorValueTHUMB &lt; sensorMinTHUMB) {</text:p>
      <text:p text:style-name="Standard"><text:s text:c="6"/>sensorMinTHUMB = sensorValueTHUMB;</text:p>
      <text:p text:style-name="Standard"><text:s text:c="4"/>}</text:p>
      <text:p text:style-name="Standard"><text:s text:c="4"/></text:p>
      <text:p text:style-name="Standard"><text:soft-page-break/><text:s text:c="7"/>// record the minimum sensor value</text:p>
      <text:p text:style-name="Standard"><text:s text:c="4"/>if (sensorValueINDEX &lt; sensorMinINDEX) {</text:p>
      <text:p text:style-name="Standard"><text:s text:c="6"/>sensorMinINDEX = sensorValueINDEX;</text:p>
      <text:p text:style-name="Standard"><text:s text:c="4"/>}</text:p>
      <text:p text:style-name="Standard"><text:s text:c="8"/>// record the minimum sensor value</text:p>
      <text:p text:style-name="Standard"><text:s text:c="4"/>if (sensorValueMIDDLE &lt; sensorMinMIDDLE) {</text:p>
      <text:p text:style-name="Standard"><text:s text:c="6"/>sensorMinMIDDLE = sensorValueMIDDLE;</text:p>
      <text:p text:style-name="Standard"><text:s text:c="4"/>}</text:p>
      <text:p text:style-name="Standard"><text:s text:c="4"/>// record the minimum sensor value</text:p>
      <text:p text:style-name="Standard"><text:s text:c="4"/>if (sensorValueRING &lt; sensorMinRING) {</text:p>
      <text:p text:style-name="Standard"><text:s text:c="6"/>sensorMinRING = sensorValueRING;</text:p>
      <text:p text:style-name="Standard"><text:s text:c="4"/>}</text:p>
      <text:p text:style-name="Standard"><text:s text:c="4"/>// record the minimum sensor value</text:p>
      <text:p text:style-name="Standard"><text:s text:c="4"/>if (sensorValuePINKEY &lt; sensorMinPINKEY) {</text:p>
      <text:p text:style-name="Standard"><text:s text:c="6"/>sensorMinPINKEY = sensorValuePINKEY;</text:p>
      <text:p text:style-name="Standard"><text:s text:c="4"/>}</text:p>
      <text:p text:style-name="Standard"><text:s text:c="2"/>}</text:p>
      <text:p text:style-name="Standard"/>
      <text:p text:style-name="Standard"><text:s text:c="2"/>// signal the end of the calibration period</text:p>
      <text:p text:style-name="Standard"><text:s/></text:p>
      <text:p text:style-name="Standard"/>
      <text:p text:style-name="Standard"><text:s text:c="2"/>//Serial.print ("4");</text:p>
      <text:p text:style-name="Standard"><text:s text:c="2"/>Serial.print ("LowTHUMB = ");</text:p>
      <text:p text:style-name="Standard"><text:s text:c="2"/>Serial.println (sensorMinTHUMB);</text:p>
      <text:p text:style-name="Standard"><text:s text:c="2"/>Serial.print ("HighTHUMB = ");</text:p>
      <text:p text:style-name="Standard"><text:s text:c="2"/>Serial.println (sensorMaxTHUMB);</text:p>
      <text:p text:style-name="Standard"><text:s text:c="2"/></text:p>
      <text:p text:style-name="Standard"><text:s text:c="2"/>Serial.println (" <text:s text:c="12"/>");</text:p>
      <text:p text:style-name="Standard"><text:s text:c="2"/></text:p>
      <text:p text:style-name="Standard"><text:s text:c="2"/>Serial.print ("LowINDEX = ");</text:p>
      <text:p text:style-name="Standard"><text:s text:c="2"/>Serial.println (sensorMinINDEX);</text:p>
      <text:p text:style-name="Standard"><text:s text:c="2"/>Serial.print ("HighINDEX = ");</text:p>
      <text:p text:style-name="Standard"><text:s text:c="2"/>Serial.println (sensorMaxINDEX);</text:p>
      <text:p text:style-name="Standard"><text:s text:c="2"/></text:p>
      <text:p text:style-name="Standard"><text:s text:c="2"/>Serial.println (" <text:s text:c="12"/>"); </text:p>
      <text:p text:style-name="Standard"><text:s text:c="2"/></text:p>
      <text:p text:style-name="Standard"><text:s text:c="2"/>Serial.print ("LowMIDDLE = ");</text:p>
      <text:p text:style-name="Standard"><text:s text:c="2"/>Serial.println (sensorMinMIDDLE);</text:p>
      <text:p text:style-name="Standard"><text:s text:c="2"/>Serial.print ("HighMIDDLE = ");</text:p>
      <text:p text:style-name="Standard"><text:s text:c="2"/>Serial.println (sensorMaxMIDDLE);</text:p>
      <text:p text:style-name="Standard"><text:s text:c="2"/></text:p>
      <text:p text:style-name="Standard"><text:s text:c="2"/>Serial.println (" <text:s text:c="12"/>"); </text:p>
      <text:p text:style-name="Standard"><text:s text:c="2"/></text:p>
      <text:p text:style-name="Standard"><text:s text:c="3"/>Serial.print ("LowRING = ");</text:p>
      <text:p text:style-name="Standard"><text:s text:c="2"/>Serial.println (sensorMinRING);</text:p>
      <text:p text:style-name="Standard"><text:s text:c="2"/>Serial.print ("HighRING = ");</text:p>
      <text:p text:style-name="Standard"><text:s text:c="2"/>Serial.println (sensorMaxRING);</text:p>
      <text:p text:style-name="Standard"><text:s text:c="2"/></text:p>
      <text:p text:style-name="Standard"><text:s text:c="2"/>Serial.println (" <text:s text:c="12"/>"); </text:p>
      <text:p text:style-name="Standard"><text:s text:c="2"/></text:p>
      <text:p text:style-name="Standard"><text:s text:c="2"/>Serial.print ("LowPINKEY = ");</text:p>
      <text:p text:style-name="Standard"><text:s text:c="2"/>Serial.println (sensorMinPINKEY);</text:p>
      <text:p text:style-name="Standard"><text:soft-page-break/><text:s text:c="2"/>Serial.print ("HighPINKEY = ");</text:p>
      <text:p text:style-name="Standard"><text:s text:c="2"/>Serial.println (sensorMaxPINKEY);</text:p>
      <text:p text:style-name="Standard"><text:s text:c="2"/></text:p>
      <text:p text:style-name="Standard"><text:s text:c="2"/>Serial.println (" <text:s text:c="12"/>");</text:p>
      <text:p text:style-name="Standard"/>
      <text:p text:style-name="Standard"><text:s text:c="2"/>//Serial.print ("5");</text:p>
      <text:p text:style-name="Standard"><text:s text:c="2"/>delay (1000);</text:p>
      <text:p text:style-name="Standard">}</text:p>
      <text:p text:style-name="Standard"/>
      <text:p text:style-name="Standard"/>
      <text:p text:style-name="Standard">void loop() {</text:p>
      <text:p text:style-name="Standard"><text:s text:c="2"/>T = analogRead(t);</text:p>
      <text:p text:style-name="Standard"><text:s text:c="2"/>I = digitalRead(i);</text:p>
      <text:p text:style-name="Standard"><text:s text:c="2"/>M= digitalRead(m);</text:p>
      <text:p text:style-name="Standard"><text:s text:c="2"/>R= digitalRead(r);</text:p>
      <text:p text:style-name="Standard"><text:s text:c="2"/>P= digitalRead(p);</text:p>
      <text:p text:style-name="Standard"><text:s text:c="2"/>//Serial.println("6");</text:p>
      <text:p text:style-name="Standard"><text:s text:c="2"/>recordAccelRegisters();</text:p>
      <text:p text:style-name="Standard"><text:s text:c="2"/>//Serial.println("7");</text:p>
      <text:p text:style-name="Standard"><text:s text:c="2"/>fingures();</text:p>
      <text:p text:style-name="Standard"><text:s text:c="2"/>//Serial.print ("8");</text:p>
      <text:p text:style-name="Standard"><text:s text:c="2"/>printData();</text:p>
      <text:p text:style-name="Standard"><text:s text:c="2"/>//Serial.print ("9");</text:p>
      <text:p text:style-name="Standard"><text:s text:c="2"/>delay(1000);</text:p>
      <text:p text:style-name="Standard">}</text:p>
      <text:p text:style-name="Standard"/>
      <text:p text:style-name="Standard">void setupMPU(){</text:p>
      <text:p text:style-name="Standard"><text:s text:c="2"/></text:p>
      <text:p text:style-name="Standard"><text:s text:c="2"/>//Serial.print ("2");</text:p>
      <text:p text:style-name="Standard"><text:s text:c="2"/>Wire.beginTransmission(0b1101000); //This is the I2C address of the MPU (b1101000/b1101001 for AC0 low/high datasheet sec. 9.2)</text:p>
      <text:p text:style-name="Standard"><text:s text:c="2"/>Wire.write(0x6B); //Accessing the register 6B - Power Management (Sec. 4.28)</text:p>
      <text:p text:style-name="Standard"><text:s text:c="2"/>Wire.write(0b00000000); //Setting SLEEP register to 0. (Required; see Note on p. 9)</text:p>
      <text:p text:style-name="Standard"><text:s text:c="2"/>Wire.endTransmission(); <text:s/></text:p>
      <text:p text:style-name="Standard"><text:s text:c="2"/></text:p>
      <text:p text:style-name="Standard"><text:s text:c="2"/>//Serial.print ("3");</text:p>
      <text:p text:style-name="Standard"><text:s text:c="2"/>Wire.beginTransmission(0b1101000); //I2C address of the MPU</text:p>
      <text:p text:style-name="Standard"><text:s text:c="2"/>Wire.write(0x1C); //Accessing the register 1C - Acccelerometer Configuration (Sec. 4.5) </text:p>
      <text:p text:style-name="Standard"><text:s text:c="2"/>Wire.write(0b00000000); //Setting the accel to +/- 2g</text:p>
      <text:p text:style-name="Standard"><text:s text:c="2"/>Wire.endTransmission(); </text:p>
      <text:p text:style-name="Standard">}</text:p>
      <text:p text:style-name="Standard"/>
      <text:p text:style-name="Standard">void recordAccelRegisters() {</text:p>
      <text:p text:style-name="Standard"><text:s text:c="2"/>Wire.beginTransmission(0b1101000); //I2C address of the MPU</text:p>
      <text:p text:style-name="Standard"><text:s text:c="2"/>Wire.write(0x3B); //Starting register for Accel Readings</text:p>
      <text:p text:style-name="Standard"><text:s text:c="2"/>Wire.endTransmission();</text:p>
      <text:p text:style-name="Standard"><text:s text:c="2"/>Wire.requestFrom(0b1101000,6); //Request Accel Registers (3B - 40)</text:p>
      <text:p text:style-name="Standard"><text:s text:c="2"/>while(Wire.available() &lt; 6);</text:p>
      <text:p text:style-name="Standard"><text:s text:c="2"/>accelX = Wire.read()&lt;&lt;8|Wire.read(); //Store first two bytes into accelX</text:p>
      <text:p text:style-name="Standard"><text:s text:c="2"/>accelY = Wire.read()&lt;&lt;8|Wire.read(); //Store middle two bytes into accelY</text:p>
      <text:p text:style-name="Standard"><text:s text:c="2"/>accelZ = Wire.read()&lt;&lt;8|Wire.read(); //Store last two bytes into accelZ</text:p>
      <text:p text:style-name="Standard"><text:s text:c="2"/>processAccelData();</text:p>
      <text:p text:style-name="Standard"><text:soft-page-break/>}</text:p>
      <text:p text:style-name="Standard"/>
      <text:p text:style-name="Standard">void processAccelData(){</text:p>
      <text:p text:style-name="Standard"><text:s text:c="2"/></text:p>
      <text:p text:style-name="Standard"><text:s text:c="2"/>gForceX = (float)accelX / 16384.0;</text:p>
      <text:p text:style-name="Standard"><text:s text:c="2"/>gForceY = (float)accelY / 16384.0; </text:p>
      <text:p text:style-name="Standard"><text:s text:c="2"/>gForceZ = (float)accelZ / 16384.0;</text:p>
      <text:p text:style-name="Standard"><text:s text:c="2"/>g = (float)sqrt(sq(gForceX)+sq(gForceY)+sq(gForceZ));</text:p>
      <text:p text:style-name="Standard"><text:s text:c="2"/>palmAngle = (float)(asin(gForceX/g)*(180.0/3.14));</text:p>
      <text:p text:style-name="Standard"><text:s text:c="3"/></text:p>
      <text:p text:style-name="Standard">}</text:p>
      <text:p text:style-name="Standard"/>
      <text:p text:style-name="Standard">void fingures(){</text:p>
      <text:p text:style-name="Standard"/>
      <text:p text:style-name="Standard"><text:s text:c="2"/>// read the sensor:</text:p>
      <text:p text:style-name="Standard"><text:s text:c="2"/>sensorValueTHUMB = analogRead(sensorPinTHUMB);</text:p>
      <text:p text:style-name="Standard"><text:s text:c="2"/>sensorValueINDEX = analogRead(sensorPinINDEX);</text:p>
      <text:p text:style-name="Standard"><text:s text:c="2"/>sensorValueMIDDLE = analogRead(sensorPinMIDDLE);</text:p>
      <text:p text:style-name="Standard"><text:s text:c="2"/>sensorValueRING = analogRead(sensorPinRING);</text:p>
      <text:p text:style-name="Standard"><text:s text:c="2"/>sensorValuePINKEY = analogRead(sensorPinPINKEY);</text:p>
      <text:p text:style-name="Standard"/>
      <text:p text:style-name="Standard"><text:s text:c="2"/>// apply the calibration to the sensor reading</text:p>
      <text:p text:style-name="Standard"><text:s text:c="2"/>sensorValueTHUMB = map(sensorValueTHUMB, sensorMinTHUMB, sensorMaxTHUMB, 1, 255);</text:p>
      <text:p text:style-name="Standard"><text:s text:c="2"/>sensorValueINDEX = map(sensorValueINDEX, sensorMinINDEX, sensorMaxINDEX, 1, 255);</text:p>
      <text:p text:style-name="Standard"><text:s text:c="2"/>sensorValueMIDDLE = map(sensorValueMIDDLE, sensorMinMIDDLE, sensorMaxMIDDLE, 1, 255);</text:p>
      <text:p text:style-name="Standard"><text:s text:c="2"/>sensorValueRING = map(sensorValueRING, sensorMinRING, sensorMaxRING, 1, 255);</text:p>
      <text:p text:style-name="Standard"><text:s text:c="2"/>sensorValuePINKEY = map(sensorValuePINKEY, sensorMinPINKEY, sensorMaxPINKEY, 1, 255);</text:p>
      <text:p text:style-name="Standard"/>
      <text:p text:style-name="Standard"><text:s text:c="2"/>// in case the sensor value is outside the range seen during calibration</text:p>
      <text:p text:style-name="Standard"><text:s text:c="2"/>sensorValueTHUMB = constrain(sensorValueTHUMB, 1, 255);</text:p>
      <text:p text:style-name="Standard"><text:s text:c="2"/>sensorValueINDEX = constrain(sensorValueINDEX, 1, 255);</text:p>
      <text:p text:style-name="Standard"><text:s text:c="2"/>sensorValueMIDDLE = constrain(sensorValueMIDDLE, 1, 255);</text:p>
      <text:p text:style-name="Standard"><text:s text:c="2"/>sensorValueRING = constrain(sensorValueRING, 1, 255);</text:p>
      <text:p text:style-name="Standard"><text:s text:c="2"/>sensorValuePINKEY = constrain(sensorValuePINKEY, 1, 255);</text:p>
      <text:p text:style-name="Standard">}</text:p>
      <text:p text:style-name="Standard"/>
      <text:p text:style-name="Standard">void printData() {</text:p>
      <text:p text:style-name="Standard"><text:s text:c="2"/></text:p>
      <text:p text:style-name="Standard"><text:s text:c="2"/>Serial.print(gForceX);</text:p>
      <text:p text:style-name="Standard"><text:s text:c="2"/>Serial.print(",");</text:p>
      <text:p text:style-name="Standard"><text:s text:c="2"/>Serial.print(gForceY);</text:p>
      <text:p text:style-name="Standard"><text:s text:c="2"/>Serial.print(",");</text:p>
      <text:p text:style-name="Standard"><text:s text:c="2"/>Serial.print(gForceZ);</text:p>
      <text:p text:style-name="Standard"><text:s text:c="2"/>Serial.print(",");</text:p>
      <text:p text:style-name="Standard"><text:s text:c="2"/></text:p>
      <text:p text:style-name="Standard"><text:s text:c="2"/>Serial.print (sensorValueTHUMB);</text:p>
      <text:p text:style-name="Standard"><text:s text:c="2"/>Serial.print(",");</text:p>
      <text:p text:style-name="Standard"><text:s text:c="2"/>Serial.print (sensorValueINDEX);</text:p>
      <text:p text:style-name="Standard"><text:s text:c="2"/>Serial.print(",");</text:p>
      <text:p text:style-name="Standard"><text:soft-page-break/><text:s text:c="2"/>Serial.print (sensorValueMIDDLE);</text:p>
      <text:p text:style-name="Standard"><text:s text:c="2"/>Serial.print(",");</text:p>
      <text:p text:style-name="Standard"><text:s text:c="2"/>Serial.print (sensorValueRING);</text:p>
      <text:p text:style-name="Standard"><text:s text:c="2"/>Serial.print(",");</text:p>
      <text:p text:style-name="Standard"><text:s text:c="2"/>Serial.print (sensorValuePINKEY);</text:p>
      <text:p text:style-name="Standard"><text:s text:c="2"/>Serial.print(",");</text:p>
      <text:p text:style-name="Standard"><text:s text:c="2"/></text:p>
      <text:p text:style-name="Standard"><text:s text:c="2"/>Serial.print(T);</text:p>
      <text:p text:style-name="Standard"><text:s text:c="2"/>Serial.print(",");</text:p>
      <text:p text:style-name="Standard"><text:s text:c="2"/>Serial.print(I);</text:p>
      <text:p text:style-name="Standard"><text:s text:c="2"/>Serial.print(",");</text:p>
      <text:p text:style-name="Standard"><text:s text:c="2"/>Serial.print(M);</text:p>
      <text:p text:style-name="Standard"><text:s text:c="2"/>Serial.print(",");</text:p>
      <text:p text:style-name="Standard"><text:s text:c="2"/>Serial.print(R);</text:p>
      <text:p text:style-name="Standard"><text:s text:c="2"/>Serial.print(",");</text:p>
      <text:p text:style-name="Standard"><text:s text:c="2"/>Serial.print(P);</text:p>
      <text:p text:style-name="Standard"><text:s text:c="2"/>Serial.println(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0:24:44.515922438</meta:creation-date>
    <dc:date>2019-04-13T00:25:16.823452341</dc:date>
    <meta:editing-duration>PT32S</meta:editing-duration>
    <meta:editing-cycles>1</meta:editing-cycles>
    <meta:document-statistic meta:table-count="0" meta:image-count="0" meta:object-count="0" meta:page-count="6" meta:paragraph-count="250" meta:word-count="781" meta:character-count="7331" meta:non-whitespace-character-count="6179"/>
    <meta:generator>LibreOffice/6.1.5.2$Linux_X86_64 LibreOffice_project/10$Build-2</meta:generator>
  </office:meta>
</office:document-meta>
</file>